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1pt" fo:font-style="normal" fo:font-weight="normal" officeooo:rsid="00260b15" officeooo:paragraph-rsid="00260b15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text-properties fo:font-size="11pt" fo:font-style="normal" fo:font-weight="normal" officeooo:rsid="0028a2f1" officeooo:paragraph-rsid="0028a2f1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fo:font-size="11pt" fo:font-style="normal" fo:font-weight="normal" officeooo:rsid="0029686d" officeooo:paragraph-rsid="0029686d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fo:font-size="11pt" fo:font-style="normal" fo:font-weight="normal" officeooo:rsid="002b6410" officeooo:paragraph-rsid="002b6410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font-size="11pt" fo:font-style="normal" fo:font-weight="normal" officeooo:rsid="002bedfb" officeooo:paragraph-rsid="002bedfb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fo:font-size="11pt" fo:font-style="normal" fo:font-weight="bold" officeooo:rsid="00260b15" officeooo:paragraph-rsid="00260b15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fo:font-size="11pt" fo:font-style="normal" fo:font-weight="bold" officeooo:rsid="00279ad8" officeooo:paragraph-rsid="00279ad8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size="11pt" fo:font-style="normal" fo:font-weight="bold" officeooo:rsid="0028a2f1" officeooo:paragraph-rsid="0028a2f1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size="11pt" fo:font-style="normal" fo:font-weight="bold" officeooo:rsid="0029686d" officeooo:paragraph-rsid="0029686d" style:font-size-asian="9.60000038146973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pt" fo:font-style="normal" fo:font-weight="bold" officeooo:rsid="002b6410" officeooo:paragraph-rsid="002b6410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size="11pt" fo:font-style="normal" fo:font-weight="bold" officeooo:rsid="002bedfb" officeooo:paragraph-rsid="002bedfb" style:font-size-asian="9.60000038146973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fo:font-size="13pt" fo:font-weight="bold" officeooo:rsid="00260b15" officeooo:paragraph-rsid="00260b15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style="normal" fo:font-weight="bold" officeooo:rsid="0029686d" officeooo:paragraph-rsid="0029686d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79ad8"/>
    </style:style>
    <style:style style:name="T3" style:family="text">
      <style:text-properties officeooo:rsid="0028a2f1"/>
    </style:style>
    <style:style style:name="T4" style:family="text">
      <style:text-properties officeooo:rsid="002bed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luch des Schwarzen Pharao</text:p>
      <text:p text:style-name="P6"/>
      <text:p text:style-name="P6">Exponatsbegegnung</text:p>
      <text:p text:style-name="P1">- Auf dem Straßengebiet des Marker des uralten Flüsterns, kann der Ermittler eine Exponatsbegegnung haben</text:p>
      <text:p text:style-name="P1">- Pro Runde kann maximal ein Ermittler eine Begegnung haben</text:p>
      <text:p text:style-name="P1">- Sollte der Marker sich nicht bewegen, so bewegt er sich in der Mythosphase als hätte er das Mond-Symbol</text:p>
      <text:p text:style-name="P6"/>
      <text:p text:style-name="P7">Polizeistreife</text:p>
      <text:p text:style-name="P1">- <text:span text:style-name="T2">Auf einem Gebiet kann nur ein Polizeistreifenmarker liegen</text:span></text:p>
      <text:p text:style-name="P1">- <text:span text:style-name="T3">Eine Schleichenprobe (+0) beim vorbeigehen oder beenden der Bewegung</text:span></text:p>
      <text:p text:style-name="P1">- <text:span text:style-name="T3">Bei Misserfolg wird man verhaftet</text:span></text:p>
      <text:p text:style-name="P1"/>
      <text:p text:style-name="P8">„Der Vorbote“ Variante</text:p>
      <text:p text:style-name="P2">- Der Schwarze Pharao wird zum Spiel hinzugefügt</text:p>
      <text:p text:style-name="P2">- Für jeden besonderen Gegenstand verliert der Ermittler eine geistige Gesundheit</text:p>
      <text:p text:style-name="P2">- Bei Erhalt eines Exponats muss der Ermittler würfeln. Bei Misserfolg wird er verflucht</text:p>
      <text:p text:style-name="P2">- Jeder verfluchte Ermittler verliert am Anfang der Unterhaltsphase eine Ausdauer</text:p>
      <text:p text:style-name="P2">- Widerstand aller Maskenmonster steigt um 1</text:p>
      <text:p text:style-name="P2">- Sobald ein Maskermonster stirbt, wird ein Verderbermarker auf die Verderberleiste gelegt</text:p>
      <text:p text:style-name="P2">- Falls Nyarlathotep der große Alte ist und erwacht, bekommt er für jedes Maskermonster auf dem Spielbrett einen zusätzlichen Verderbermakrer und sein Kampfmodifikator ist um 1 bess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Das Grauen von Dunwich</text:p>
      <text:p text:style-name="P9"/>
      <text:p text:style-name="P9">Regelergänzung und Erneuerung</text:p>
      <text:p text:style-name="P3">- Monster in Dunwich zählen nicht zum Monsterlimit</text:p>
      <text:p text:style-name="P3">- Fliegende Monster können auch in Dunwich angreifen</text:p>
      <text:p text:style-name="P3">- Zwischen den Bahnhöfen kann man die Städte wechseln. Dies kostet 1$ und eine Bewegung</text:p>
      <text:p text:style-name="P3"/>
      <text:p text:style-name="P9">Invalidität und Geistesstörung</text:p>
      <text:p text:style-name="P3">- Bei einem Verlust der Ausdauer/Geistigen Gesundheit auf 0, kann man eine Invalidität oder Geistesstörung wählen</text:p>
      <text:p text:style-name="P3">- Der verlorene Wert wird aufs Maximum gesetzt</text:p>
      <text:p text:style-name="P3">- Bei zwei oder mehr Invaliditäts-/Geistesstörungskarten kann man einen Ermittler in den Ruhestand schicken und ersetzen</text:p>
      <text:p text:style-name="P3"/>
      <text:p text:style-name="P9">Dimensionsriß</text:p>
      <text:p text:style-name="P3">- <text:span text:style-name="T4">R</text:span>ot gekennzeichnete <text:span text:style-name="T4">O</text:span>rte <text:span text:style-name="T4">auf Mythoskarten sind </text:span>Dimensionsriße</text:p>
      <text:p text:style-name="P3">- Ist der Ort versiegelt, so wird das Siegel entfernt</text:p>
      <text:p text:style-name="P3">- Es wird KEIN Verderbermarker auf die Verderberleiste gelegt</text:p>
      <text:p text:style-name="P3"/>
      <text:p text:style-name="P10">Dimensionswirbel</text:p>
      <text:p text:style-name="P4">- Ermittler können einen Dimensionswirbel nicht betreten, nur Monster werden hindurchgezogen und in die Monsterquelle zurückgelegt</text:p>
      <text:p text:style-name="P4">- Terrorlevel steigt dabei um 1</text:p>
      <text:p text:style-name="P4">- Das Grauen von Dunwich Marker wird auf die Leiste gelegt</text:p>
      <text:p text:style-name="P4">- <text:span text:style-name="T4">Bei drei Markern erscheint das Grauen von Dunwich in Sentinel Hill</text:span></text:p>
      <text:p text:style-name="P4">- <text:span text:style-name="T4">Wenn ein Ermittler das Grauen von Dunwich besiegt, darf er sich eine Karte von den Gegenständen, Fertigkeiten, Zaubersprüchen oder Verbündeten aussuchen</text:span></text:p>
      <text:p text:style-name="P4"/>
      <text:p text:style-name="P11">Pirscher Bewegung</text:p>
      <text:p text:style-name="P5">- Monster mit lilafarbenen Rand sind Pirscher</text:p>
      <text:p text:style-name="P5">- Pirscher bewegen sich normal, solange kein Ermittler in der Nähe ist</text:p>
      <text:p text:style-name="P5">- Ist ein Ermittler auf einem benachbarten Feld, so springt der Pirscher dahin</text:p>
      <text:p text:style-name="P5"/>
      <text:p text:style-name="P11">Siegwertung</text:p>
      <text:p text:style-name="P11"><text:span text:style-name="T1">+1 pro Auftrag oder Mission die erfüllt wurde</text:span></text:p>
      <text:p text:style-name="P11"><text:span text:style-name="T1">-1 pro Ermittler, der in den Ruhestand versetzt wur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5:50:58.554335000</meta:creation-date>
    <dc:date>2016-03-10T14:39:55.118890000</dc:date>
    <meta:editing-duration>P1DT7H2M53S</meta:editing-duration>
    <meta:editing-cycles>8</meta:editing-cycles>
    <meta:generator>LibreOffice/4.3.5.2$MacOSX_x86 LibreOffice_project/3a87456aaa6a95c63eea1c1b3201acedf0751bd5</meta:generator>
    <meta:document-statistic meta:table-count="0" meta:image-count="0" meta:object-count="0" meta:page-count="1" meta:paragraph-count="43" meta:word-count="397" meta:character-count="2643" meta:non-whitespace-character-count="2289"/>
  </office:meta>
</office:document-meta>
</file>